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C22E0D21DF82FC8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7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1.792cm" fo:min-width="1.26cm" fo:padding-top="0.165cm" fo:padding-bottom="0.165cm" fo:padding-left="0.29cm" fo:padding-right="0.2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00" style:font-name="TeX Gyre Termes Math" fo:font-size="42.7000007629395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01cm" svg:height="21cm" svg:x="0.934cm" svg:y="0cm">
          <draw:image xlink:href="Pictures/100000000000032000000258C22E0D21DF82FC87.jpg" xlink:type="simple" xlink:show="embed" xlink:actuate="onLoad" loext:mime-type="image/jpeg">
            <text:p/>
          </draw:image>
        </draw:frame>
        <draw:line draw:style-name="gr2" draw:text-style-name="P1" draw:layer="layout" svg:x1="8.364cm" svg:y1="9cm" svg:x2="7.4cm" svg:y2="10.2cm">
          <text:p/>
        </draw:line>
        <draw:frame draw:style-name="gr3" draw:text-style-name="P2" draw:layer="layout" svg:width="7.425cm" svg:height="2.513cm" svg:x="19.6cm" svg:y="5.687cm">
          <draw:text-box>
            <text:p><text:span text:style-name="T1">SiC particle clusters</text:span></text:p>
          </draw:text-box>
        </draw:frame>
        <draw:frame draw:style-name="gr4" draw:text-style-name="P2" draw:layer="layout" svg:width="7.935cm" svg:height="1.4cm" svg:x="21cm" svg:y="12cm">
          <draw:text-box>
            <text:p><text:span text:style-name="T1">Eutectic phases</text:span></text:p>
          </draw:text-box>
        </draw:frame>
        <draw:line draw:style-name="gr2" draw:text-style-name="P1" draw:layer="layout" svg:x1="21.4cm" svg:y1="4.4cm" svg:x2="22.2cm" svg:y2="6cm">
          <text:p/>
        </draw:line>
        <draw:line draw:style-name="gr2" draw:text-style-name="P1" draw:layer="layout" svg:x1="10.6cm" svg:y1="15.8cm" svg:x2="8.6cm" svg:y2="14.8cm">
          <text:p/>
        </draw:line>
        <draw:frame draw:style-name="gr5" draw:text-style-name="P2" draw:layer="layout" svg:width="6.364cm" svg:height="2.513cm" svg:x="2.836cm" svg:y="9.887cm">
          <draw:text-box>
            <text:p><text:span text:style-name="T1">Aluminium dendrite</text:span></text:p>
          </draw:text-box>
        </draw:frame>
        <draw:frame draw:style-name="gr6" draw:text-style-name="P2" draw:layer="layout" svg:width="7.425cm" svg:height="2.513cm" svg:x="1.4cm" svg:y="13.487cm">
          <draw:text-box>
            <text:p><text:span text:style-name="T1">Individual SiC particles</text:span></text:p>
          </draw:text-box>
        </draw:frame>
        <draw:line draw:style-name="gr2" draw:text-style-name="P1" draw:layer="layout" svg:x1="23.8cm" svg:y1="9.6cm" svg:x2="25.2cm" svg:y2="12cm">
          <text:p/>
        </draw:line>
        <draw:line draw:style-name="gr2" draw:text-style-name="P1" draw:layer="layout" svg:x1="17.2cm" svg:y1="4.4cm" svg:x2="11cm" svg:y2="4.4cm">
          <text:p/>
        </draw:line>
        <draw:line draw:style-name="gr2" draw:text-style-name="P1" draw:layer="layout" svg:x1="10.6cm" svg:y1="13cm" svg:x2="8.6cm" svg:y2="14.8cm">
          <text:p/>
        </draw:line>
        <draw:line draw:style-name="gr2" draw:text-style-name="P1" draw:layer="layout" svg:x1="13.8cm" svg:y1="16.2cm" svg:x2="8.6cm" svg:y2="14.8cm">
          <text:p/>
        </draw:line>
        <draw:custom-shape draw:style-name="gr7" draw:text-style-name="P3" draw:layer="layout" svg:width="2.6cm" svg:height="3cm" svg:x="1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4cm" svg:height="1.4cm" svg:x="6.8cm" svg:y="3.6cm">
          <draw:text-box>
            <text:p><text:span text:style-name="T1">Porosity</text:span></text:p>
          </draw:text-box>
        </draw:frame>
        <draw:line draw:style-name="gr2" draw:text-style-name="P1" draw:layer="layout" svg:x1="26.2cm" svg:y1="9.8cm" svg:x2="25.214cm" svg:y2="12.014cm">
          <text:p/>
        </draw:line>
        <draw:line draw:style-name="gr2" draw:text-style-name="P1" draw:layer="layout" svg:x1="17.4cm" svg:y1="14.6cm" svg:x2="8.587cm" svg:y2="14.805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3:48:53.174067839</meta:creation-date>
    <dc:date>2022-04-01T00:41:20.505493251</dc:date>
    <meta:editing-duration>PT26M6S</meta:editing-duration>
    <meta:editing-cycles>5</meta:editing-cycles>
    <meta:generator>LibreOffice/6.4.7.2$Linux_X86_64 LibreOffice_project/40$Build-2</meta:generator>
    <meta:document-statistic meta:object-count="39"/>
  </office:meta>
</office:document-meta>
</file>